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648cm" fo:min-width="24.198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1.308cm" fo:min-width="10.058cm"/>
    </style:style>
    <style:style style:name="gr3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4.262cm" fo:min-width="9.412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014cm" fo:min-width="6.664cm"/>
    </style:style>
    <style:style style:name="gr6" style:family="graphic" style:parent-style-name="standard">
      <style:graphic-properties draw:textarea-horizontal-align="justify" draw:textarea-vertical-align="middle" draw:auto-grow-height="false" fo:min-height="3.18cm" fo:min-width="9.53cm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014cm" fo:min-width="6.6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3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afd095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6.2cm" svg:height="15.4cm" svg:x="1.6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7cm" svg:height="12.7cm" svg:x="1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6cm" svg:height="0.967cm" svg:x="12.7cm" svg:y="3cm">
          <draw:text-box>
            <text:p>IAMポリシー</text:p>
          </draw:text-box>
        </draw:frame>
        <draw:custom-shape draw:style-name="gr2" draw:text-style-name="P2" draw:layer="layout" svg:width="11.7cm" svg:height="12.7cm" svg:x="2.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0.4cm" svg:height="5cm" svg:x="3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3cm" svg:height="1.4cm" svg:x="4.9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4cm" svg:height="3.8cm" svg:x="3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4cm" svg:height="3.8cm" svg:x="15.7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6cm" svg:height="0.967cm" svg:x="5.8cm" svg:y="8.45cm">
          <draw:text-box>
            <text:p>AWS管理ポリシー</text:p>
          </draw:text-box>
        </draw:frame>
        <draw:custom-shape draw:style-name="gr7" draw:text-style-name="P5" draw:layer="layout" svg:width="7.3cm" svg:height="1.4cm" svg:x="4.9cm" svg:y="9.9cm">
          <text:p text:style-name="P6">カスタマー管理ポリシ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cm" svg:height="0.95cm" svg:x="6.2cm" svg:y="6.95cm">
          <draw:text-box>
            <text:p>管理ポリシー</text:p>
          </draw:text-box>
        </draw:frame>
        <draw:frame draw:style-name="gr8" draw:text-style-name="P3" draw:layer="layout" svg:width="6.5cm" svg:height="1.149cm" svg:x="5.5cm" svg:y="13.851cm">
          <draw:text-box>
            <text:p>インラインポリシー</text:p>
          </draw:text-box>
        </draw:frame>
        <draw:frame draw:style-name="gr9" draw:text-style-name="P3" draw:layer="layout" svg:width="10.1cm" svg:height="2.382cm" svg:x="3.5cm" svg:y="4.7cm">
          <draw:text-box>
            <text:p>アイデンティティベース</text:p>
            <text:p><text:s/>(ユーザー/グループ/ロール)</text:p>
          </draw:text-box>
        </draw:frame>
        <draw:frame draw:style-name="gr9" draw:text-style-name="P3" draw:layer="layout" svg:width="10.1cm" svg:height="2.382cm" svg:x="15.8cm" svg:y="4.8cm">
          <draw:text-box>
            <text:p>リソースベース</text:p>
          </draw:text-box>
        </draw:frame>
        <draw:frame draw:style-name="gr8" draw:text-style-name="P3" draw:layer="layout" svg:width="6.5cm" svg:height="1.149cm" svg:x="17.9cm" svg:y="13.726cm">
          <draw:text-box>
            <text:p>インラインポリシー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09:50:25.616000000</meta:creation-date>
    <dc:date>2020-10-30T10:16:03.655000000</dc:date>
    <meta:editing-duration>PT4M41S</meta:editing-duration>
    <meta:editing-cycles>1</meta:editing-cycles>
    <meta:generator>LibreOffice/6.4.5.2$Windows_X86_64 LibreOffice_project/a726b36747cf2001e06b58ad5db1aa3a9a1872d6</meta:generator>
    <meta:document-statistic meta:object-count="15"/>
  </office:meta>
</office:document-meta>
</file>